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2" table:default-cell-style-name="ce4"/>
        <table:table-column table:style-name="co3" table:default-cell-style-name="ce14"/>
        <table:table-column table:style-name="co6" table:number-columns-repeated="246" table:default-cell-style-name="ce22"/>
        <table:table-column table:style-name="co6" table:number-columns-repeated="2" table:default-cell-style-name="Default"/>
        <table:table-column table:style-name="co6" table:default-cell-style-name="ce22"/>
        <table:table-column table:style-name="co7" table:number-columns-repeated="767" table:default-cell-style-name="ce22"/>
        <table:table-row table:style-name="ro1">
          <table:table-cell table:style-name="Default"/>
          <table:table-cell table:style-name="ce6" office:value-type="string" table:number-columns-spanned="3" table:number-rows-spanned="1">
            <text:p>UBL Invoic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Invoice. Details</text:p>
          </table:table-cell>
          <table:table-cell table:style-name="ce2" office:value-type="string">
            <text:p>Invoice</text:p>
          </table:table-cell>
          <table:table-cell table:style-name="ce2" office:value-type="string">
            <text:p>The document used to request payment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Factura</text:p>
          </table:table-cell>
          <table:table-cell table:style-name="ce12" office:value-type="string">
            <text:p>Documento utilizado para requerir un pago.</text:p>
          </table:table-cell>
          <table:table-cell table:style-name="ce21" table:number-columns-repeated="246"/>
          <table:table-cell table:number-columns-repeated="2"/>
          <table:table-cell table:style-name="ce21" table:number-columns-repeated="768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Invoic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Versión UBL</text:p>
          </table:table-cell>
          <table:table-cell table:style-name="ce13" office:value-type="string">
            <text:p>La versión de esquema UBL 2 para este tipo de documento que define todos los elementos que se podrían encontrar en una instancia. 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3" office:value-type="string">
            <text:p>Invoic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sonalización</text:p>
          </table:table-cell>
          <table:table-cell table:style-name="ce13" office:value-type="string">
            <text:p>Identifica una personalización de UBL definida por un usuario o colectivo para un uso específico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3" office:value-type="string">
            <text:p>Invoic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fil</text:p>
          </table:table-cell>
          <table:table-cell table:style-name="ce13" office:value-type="string">
            <text:p>Identifica el perfil de personalización de UBL que se está utilizando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3" office:value-type="string">
            <text:p>Invoic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Invoice assigned by the Creditor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Número de factura</text:p>
          </table:table-cell>
          <table:table-cell table:style-name="ce13" office:value-type="string">
            <text:p>Número único asignado a la Factura por el Vendedor (facturador)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Invoic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a document is a copy (true) or not (false)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Indicador de copia</text:p>
          </table:table-cell>
          <table:table-cell table:style-name="ce13" office:value-type="string">
            <text:p>Indica si un documento es una copia (verdad) o no (falso)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3" office:value-type="string">
            <text:p>Invoic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UUID</text:p>
          </table:table-cell>
          <table:table-cell table:style-name="ce13" office:value-type="string">
            <text:p>Identificador único universal para una instancia de este ABIE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3" office:value-type="string">
            <text:p>Invoic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Creditor on which the Invoice was issued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Fecha de emisión</text:p>
          </table:table-cell>
          <table:table-cell table:style-name="ce13" office:value-type="string">
            <text:p>Fecha en que se emitió la Factura asignada por el Vendedor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3" office:value-type="string">
            <text:p>Invoic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Creditor at which the Invoice was issu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Hora de emisión</text:p>
          </table:table-cell>
          <table:table-cell table:style-name="ce13" office:value-type="string">
            <text:p>Hora en que se emitió la Factura asignada por el Vendedor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Invoice. Invoice Type Code. Code</text:p>
          </table:table-cell>
          <table:table-cell table:style-name="ce3" office:value-type="string">
            <text:p>InvoiceTypeCode</text:p>
          </table:table-cell>
          <table:table-cell table:style-name="ce3" office:value-type="string">
            <text:p>Code specifying the type of the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ódigo de Tipo de Factura</text:p>
          </table:table-cell>
          <table:table-cell table:style-name="ce13" office:value-type="string">
            <text:p>Código que especifica el tipo de Factura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Invoic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Invoic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Nota</text:p>
          </table:table-cell>
          <table:table-cell table:style-name="ce13" office:value-type="string">
            <text:p>Texto en formato libre que aplica a la Factura. Puede contener notas o cualquier otra información similar que no esté contenida de forma explícita en ninguna otra estructura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3" office:value-type="string">
            <text:p>Invoic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Invoice, used to indicate the point at which tax becomes applicab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Fecha de Factura</text:p>
          </table:table-cell>
          <table:table-cell table:style-name="ce13" office:value-type="string">
            <text:p>Fecha de la Factura, utilizada para indicar el momento en el que los impuestos serán aplicables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Invoic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currency in which the Document is presented. This may be the same currency as the pricing or as the tax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l documento</text:p>
          </table:table-cell>
          <table:table-cell table:style-name="ce13" office:value-type="string">
            <text:p>Moneda en que se presenta el Documento. Puede ser la misma moneda que la de los precios o impuestos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Invoic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los impuestos</text:p>
          </table:table-cell>
          <table:table-cell table:style-name="ce13" office:value-type="string">
            <text:p>Moneda en que se expresan los impuestos en el documento. 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3" office:value-type="string">
            <text:p>Invoic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los precios</text:p>
          </table:table-cell>
          <table:table-cell table:style-name="ce13" office:value-type="string">
            <text:p>Moneda en que se especifican los precios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16">
            <text:p>16</text:p>
          </table:table-cell>
          <table:table-cell table:style-name="ce3" office:value-type="string">
            <text:p>Invoice. Payment_ Currency Code. Code</text:p>
          </table:table-cell>
          <table:table-cell table:style-name="ce3" office:value-type="string">
            <text:p>PaymentCurrencyCode</text:p>
          </table:table-cell>
          <table:table-cell table:style-name="ce3" office:value-type="string">
            <text:p>The currency used for payment in the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pago</text:p>
          </table:table-cell>
          <table:table-cell table:style-name="ce13" office:value-type="string">
            <text:p>Moneda utilizada para el pago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3" office:value-type="string">
            <text:p>Invoice. Payment Alternative_ Currency Code. Code</text:p>
          </table:table-cell>
          <table:table-cell table:style-name="ce3" office:value-type="string">
            <text:p>PaymentAlternativeCurrencyCode</text:p>
          </table:table-cell>
          <table:table-cell table:style-name="ce3" office:value-type="string">
            <text:p>The alternative currency used for payment in the Invoi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pago alternativa</text:p>
          </table:table-cell>
          <table:table-cell table:style-name="ce13" office:value-type="string">
            <text:p>Moneda que se puede utilizar para pagar de forma alternativa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3" office:value-type="string">
            <text:p>Invoic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Invoice as a who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ódigo de Coste Contable</text:p>
          </table:table-cell>
          <table:table-cell table:style-name="ce13" office:value-type="string">
            <text:p>Código contable del comprador aplicado al conjunto de la factura. 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table:style-name="ce3" office:value-type="float" office:value="19">
            <text:p>19</text:p>
          </table:table-cell>
          <table:table-cell table:style-name="ce3" office:value-type="string">
            <text:p>Invoic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st centre applied to the Invoice as a whole, expressed as tex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ste Contable</text:p>
          </table:table-cell>
          <table:table-cell table:style-name="ce13" office:value-type="string">
            <text:p>Centro de coste contable del comprador aplicado al conjunto de la factura, expresado como texto. 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string">
            <text:p>Invoic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table:style-name="ce13" office:value-type="string">
            <text:p>Número de líneas de detalle.</text:p>
          </table:table-cell>
          <table:table-cell table:style-name="Default" table:number-columns-repeated="246"/>
          <table:table-cell table:number-columns-repeated="2"/>
          <table:table-cell table:style-name="Default" table:number-columns-repeated="768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Invoice. Invoice_ Period. Period</text:p>
          </table:table-cell>
          <table:table-cell office:value-type="string">
            <text:p>InvoicePeriod</text:p>
          </table:table-cell>
          <table:table-cell office:value-type="string">
            <text:p>An association to period(s) to which the Invoice appli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íodo</text:p>
          </table:table-cell>
          <table:table-cell office:value-type="string">
            <text:p>Asociación con el período o períodos a los que aplica la Factura.</text:p>
          </table:table-cell>
          <table:table-cell table:number-columns-repeated="101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Invoic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Pedido</text:p>
          </table:table-cell>
          <table:table-cell office:value-type="string">
            <text:p>Asociación con una Referencia a un Pedido</text:p>
          </table:table-cell>
          <table:table-cell table:number-columns-repeated="101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Invoic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Facturación</text:p>
          </table:table-cell>
          <table:table-cell office:value-type="string">
            <text:p>Asociación con Referencias de Facturación.</text:p>
          </table:table-cell>
          <table:table-cell table:number-columns-repeated="1016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Invoic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Albarán</text:p>
          </table:table-cell>
          <table:table-cell office:value-type="string">
            <text:p>Referencia asociativa con Albaranes de Entrega.</text:p>
          </table:table-cell>
          <table:table-cell table:number-columns-repeated="1016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Invoic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Aviso de Recepción</text:p>
          </table:table-cell>
          <table:table-cell office:value-type="string">
            <text:p>Referencia asociativa con Avisos de Recepción.</text:p>
          </table:table-cell>
          <table:table-cell table:number-columns-repeated="1016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Invoice. Originator_ Document Reference. Document Reference</text:p>
          </table:table-cell>
          <table:table-cell office:value-type="string">
            <text:p>OriginatorDocumentReference</text:p>
          </table:table-cell>
          <table:table-cell office:value-type="string">
            <text:p>An associative reference to Originator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Original</text:p>
          </table:table-cell>
          <table:table-cell office:value-type="string">
            <text:p>Referencia asociativa con Documento Original.</text:p>
          </table:table-cell>
          <table:table-cell table:number-columns-repeated="1016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Invoic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Contrato</text:p>
          </table:table-cell>
          <table:table-cell office:value-type="string">
            <text:p>Referencia asociativa con Contratos.</text:p>
          </table:table-cell>
          <table:table-cell table:number-columns-repeated="1016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Invoic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adicional</text:p>
          </table:table-cell>
          <table:table-cell office:value-type="string">
            <text:p>Referencia asociativa con Documentos Adicionales.</text:p>
          </table:table-cell>
          <table:table-cell table:number-columns-repeated="1016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Invoic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ociación con Firmas.</text:p>
          </table:table-cell>
          <table:table-cell table:number-columns-repeated="1016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Invoic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obrador</text:p>
          </table:table-cell>
          <table:table-cell office:value-type="string">
            <text:p>Asociación con el Contable del Proveedor, el Cobrador.</text:p>
          </table:table-cell>
          <table:table-cell table:number-columns-repeated="1016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Invoic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Pagador</text:p>
          </table:table-cell>
          <table:table-cell office:value-type="string">
            <text:p>Asociación con el Contable del Cliente, el Pagador.</text:p>
          </table:table-cell>
          <table:table-cell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Invoic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</text:p>
          </table:table-cell>
          <table:table-cell office:value-type="string">
            <text:p>Asociación con el Beneficiario.</text:p>
          </table:table-cell>
          <table:table-cell table:number-columns-repeated="1016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Invoice. Buyer_ Customer Party. Customer Party</text:p>
          </table:table-cell>
          <table:table-cell office:value-type="string">
            <text:p>BuyerCustomerParty</text:p>
          </table:table-cell>
          <table:table-cell office:value-type="string">
            <text:p>An association to the Buy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mprador</text:p>
          </table:table-cell>
          <table:table-cell office:value-type="string">
            <text:p>Asociación con el Comprador.</text:p>
          </table:table-cell>
          <table:table-cell table:number-columns-repeated="1016"/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Invoice. Seller_ Supplier Party. Supplier Party</text:p>
          </table:table-cell>
          <table:table-cell office:value-type="string">
            <text:p>SellerSupplierParty</text:p>
          </table:table-cell>
          <table:table-cell office:value-type="string">
            <text:p>An association to the Sell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Vendedor</text:p>
          </table:table-cell>
          <table:table-cell office:value-type="string">
            <text:p>Asociación con el Vendedor.</text:p>
          </table:table-cell>
          <table:table-cell table:number-columns-repeated="1016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Invoic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presentante Fiscal</text:p>
          </table:table-cell>
          <table:table-cell office:value-type="string">
            <text:p>Asociación con el Representante Fiscal.</text:p>
          </table:table-cell>
          <table:table-cell table:number-columns-repeated="1016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Invoice. Delivery</text:p>
          </table:table-cell>
          <table:table-cell office:value-type="string">
            <text:p>Delivery</text:p>
          </table:table-cell>
          <table:table-cell office:value-type="string">
            <text:p>An association to Delivery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Entrega</text:p>
          </table:table-cell>
          <table:table-cell office:value-type="string">
            <text:p>Asociación con detalles de la Entrega.</text:p>
          </table:table-cell>
          <table:table-cell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Invoice. Delivery Terms</text:p>
          </table:table-cell>
          <table:table-cell office:value-type="string">
            <text:p>DeliveryTerms</text:p>
          </table:table-cell>
          <table:table-cell office:value-type="string">
            <text:p>An association to Delivery Term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ciones de Entrega</text:p>
          </table:table-cell>
          <table:table-cell office:value-type="string">
            <text:p>Asociación con las condiciones de entrega.</text:p>
          </table:table-cell>
          <table:table-cell table:number-columns-repeated="1016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Invoice. Payment Means</text:p>
          </table:table-cell>
          <table:table-cell office:value-type="string">
            <text:p>PaymentMeans</text:p>
          </table:table-cell>
          <table:table-cell office:value-type="string">
            <text:p>An association to Payment Mean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Medios de Pago</text:p>
          </table:table-cell>
          <table:table-cell office:value-type="string">
            <text:p>Asociación con los medios de pago.</text:p>
          </table:table-cell>
          <table:table-cell table:number-columns-repeated="1016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Invoice. Payment Terms</text:p>
          </table:table-cell>
          <table:table-cell office:value-type="string">
            <text:p>PaymentTerms</text:p>
          </table:table-cell>
          <table:table-cell office:value-type="string">
            <text:p>An association to Payment Term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diciones de Pago</text:p>
          </table:table-cell>
          <table:table-cell office:value-type="string">
            <text:p>Asociación con los plazos de pago.</text:p>
          </table:table-cell>
          <table:table-cell table:number-columns-repeated="1016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Invoice. Prepaid_ Payment. Payment</text:p>
          </table:table-cell>
          <table:table-cell office:value-type="string">
            <text:p>PrepaidPayment</text:p>
          </table:table-cell>
          <table:table-cell office:value-type="string">
            <text:p>An association to prepaid payment(s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nticipo</text:p>
          </table:table-cell>
          <table:table-cell office:value-type="string">
            <text:p>Asociación con información de anticipo.</text:p>
          </table:table-cell>
          <table:table-cell table:number-columns-repeated="1016"/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Invoic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Invoic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escuentos y Cargos</text:p>
          </table:table-cell>
          <table:table-cell office:value-type="string">
            <text:p>Asociación con cargos o descuentos globales.</text:p>
          </table:table-cell>
          <table:table-cell table:number-columns-repeated="1016"/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Invoic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</text:p>
          </table:table-cell>
          <table:table-cell office:value-type="string">
            <text:p>Asociación de la tasa de cambio entre la moneda de la factura y la moneda de los impuestos.</text:p>
          </table:table-cell>
          <table:table-cell table:number-columns-repeated="1016"/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Invoic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l Precio</text:p>
          </table:table-cell>
          <table:table-cell office:value-type="string">
            <text:p>Asociación de la tasa de cambio entre la moneda de la factura y la moneda de los precios.</text:p>
          </table:table-cell>
          <table:table-cell table:number-columns-repeated="1016"/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Invoice. Payment_ Exchange Rate. Exchange Rate</text:p>
          </table:table-cell>
          <table:table-cell office:value-type="string">
            <text:p>PaymentExchangeRate</text:p>
          </table:table-cell>
          <table:table-cell office:value-type="string">
            <text:p>An association to Exchange Rate between the Document Currency and the Payment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 Pago</text:p>
          </table:table-cell>
          <table:table-cell office:value-type="string">
            <text:p>Asociación de la tasa de cambio entre la moneda de la factura y la moneda de pago.</text:p>
          </table:table-cell>
          <table:table-cell table:number-columns-repeated="1016"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Invoice. Payment Alternative_ Exchange Rate. Exchange Rate</text:p>
          </table:table-cell>
          <table:table-cell office:value-type="string">
            <text:p>PaymentAlternativeExchangeRate</text:p>
          </table:table-cell>
          <table:table-cell office:value-type="string">
            <text:p>An association to Exchange Rate between the Document Currency and the Payment Alternative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 Pago Alternativa</text:p>
          </table:table-cell>
          <table:table-cell office:value-type="string">
            <text:p>Asociación de la tasa de cambio entre la moneda de la factura y la moneda de pago alternativo.</text:p>
          </table:table-cell>
          <table:table-cell table:number-columns-repeated="1016"/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Invoice. Tax Total</text:p>
          </table:table-cell>
          <table:table-cell office:value-type="string">
            <text:p>TaxTotal</text:p>
          </table:table-cell>
          <table:table-cell office:value-type="string">
            <text:p>An association to tax total for specific tax types/rat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 Impuestos</text:p>
          </table:table-cell>
          <table:table-cell office:value-type="string">
            <text:p>Asociación con la información impuestos totales para cada tipo de impuesto.</text:p>
          </table:table-cell>
          <table:table-cell table:number-columns-repeated="1016"/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Invoice. Legal_ Monetary Total. Monetary Total</text:p>
          </table:table-cell>
          <table:table-cell office:value-type="string">
            <text:p>LegalMonetaryTotal</text:p>
          </table:table-cell>
          <table:table-cell office:value-type="string">
            <text:p>An association to the legally binding total amount payable on the Invoic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 Importes</text:p>
          </table:table-cell>
          <table:table-cell office:value-type="string">
            <text:p>Asociación con losl totales legales a pagar de la Factura, incluyendo Descuentos, Cargos e Impuestos.</text:p>
          </table:table-cell>
          <table:table-cell table:number-columns-repeated="1016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Invoice. Invoice Line</text:p>
          </table:table-cell>
          <table:table-cell office:value-type="string">
            <text:p>InvoiceLine</text:p>
          </table:table-cell>
          <table:table-cell office:value-type="string">
            <text:p>An association to one or more Invoic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Línea de Factura</text:p>
          </table:table-cell>
          <table:table-cell office:value-type="string">
            <text:p>Asociación con una o más Líneas de Factura.</text:p>
          </table:table-cell>
          <table:table-cell table:number-columns-repeated="1016"/>
        </table:table-row>
        <table:table-row table:style-name="ro4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248"/>
          <table:table-cell table:number-columns-repeated="2"/>
          <table:table-cell table:style-name="ce5" table:number-columns-repeated="76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4:02</dc:date>
    <meta:document-statistic meta:table-count="1" meta:cell-count="395" meta:object-count="0"/>
    <meta:generator>OpenOffice.org/3.0$Win32 OpenOffice.org_project/300m9$Build-9358</meta:generator>
  </office:meta>
</office:document-meta>
</file>